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Text_20_body" style:list-style-name="WW8Num7"/>
    <style:style style:name="P7" style:family="paragraph" style:parent-style-name="Text_20_body" style:list-style-name="WW8Num2"/>
    <style:style style:name="P8" style:family="paragraph" style:parent-style-name="Text_20_body" style:list-style-name="WW8Num6"/>
    <style:style style:name="P9" style:family="paragraph" style:parent-style-name="Text_20_body" style:list-style-name="WW8Num5"/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ubject>&lt;project&gt;</text:subject><text:line-break/>Use-Case: &lt;use-case name&gt;</text:h>
      <text:h text:style-name="Heading_20_1" text:outline-level="1">Brief Description</text:h>
      <text:p text:style-name="Text_20_body">&lt;brief description of use-case&gt;</text:p>
      <text:h text:style-name="Heading_20_1" text:outline-level="1">Actor Brief Descriptions</text:h>
      <text:h text:style-name="Heading_20_2" text:outline-level="2">&lt;Actor 1 Name&gt;</text:h>
      <text:h text:style-name="Heading_20_1" text:outline-level="1">Preconditions</text:h>
      <text:p text:style-name="Text_20_body">&lt;pre-condition 1&gt;</text:p>
      <text:h text:style-name="Heading_20_1" text:outline-level="1">Basic Flow of Events</text:h>
      <text:list xml:id="list3027169838012295693" text:style-name="WW8Num7">
        <text:list-item>
          <text:p text:style-name="P6">The use case begins when &lt;actor&gt;, &lt;does something&gt;…</text:p>
        </text:list-item>
        <text:list-item>
          <text:p text:style-name="P6">&lt;basic flow step 1&gt;</text:p>
        </text:list-item>
        <text:list-item>
          <text:p text:style-name="P6">… </text:p>
        </text:list-item>
        <text:list-item>
          <text:p text:style-name="P6">&lt;basic flow step n&gt;</text:p>
        </text:list-item>
        <text:list-item>
          <text:p text:style-name="P6">The use case ends.</text:p>
        </text:list-item>
      </text:list>
      <text:h text:style-name="Heading_20_1" text:outline-level="1">Alternative Flows</text:h>
      <text:h text:style-name="Heading_20_2" text:outline-level="2">&lt;alternate flow 1&gt;</text:h>
      <text:p text:style-name="Text_20_body">If in step &lt;x&gt; of the basic flow the &lt;actor or system does something&gt;, then </text:p>
      <text:list xml:id="list1425401951459579007" text:style-name="WW8Num2">
        <text:list-item>
          <text:p text:style-name="P7">&lt;describe flow&gt; <text:s/></text:p>
        </text:list-item>
        <text:list-item>
          <text:p text:style-name="P7">The use case resumes at step &lt;y&gt;</text:p>
        </text:list-item>
      </text:list>
      <text:h text:style-name="Heading_20_1" text:outline-level="1">Subflows </text:h>
      <text:h text:style-name="Heading_20_2" text:outline-level="2">&lt;subflow 1&gt;</text:h>
      <text:list xml:id="list6997906039403634358" text:style-name="WW8Num6">
        <text:list-item>
          <text:p text:style-name="P8">&lt;subflow 1, step 1&gt;</text:p>
        </text:list-item>
        <text:list-item>
          <text:p text:style-name="P8">…</text:p>
        </text:list-item>
        <text:list-item>
          <text:p text:style-name="P8">&lt;subflow 1, step n&gt;</text:p>
        </text:list-item>
      </text:list>
      <text:h text:style-name="Heading_20_1" text:outline-level="1">Key Scenarios</text:h>
      <text:h text:style-name="Heading_20_2" text:outline-level="2">&lt;scenario 1&gt;</text:h>
      <text:list xml:id="list6561054523133601112" text:style-name="WW8Num5">
        <text:list-item>
          <text:p text:style-name="P9">&lt;scenario 1, step 1&gt;</text:p>
        </text:list-item>
        <text:list-item>
          <text:p text:style-name="P9">…</text:p>
        </text:list-item>
        <text:list-item>
          <text:p text:style-name="P9">&lt;scenario 1, step n&gt;</text:p>
        </text:list-item>
      </text:list>
      <text:h text:style-name="Heading_20_1" text:outline-level="1">Post-conditions</text:h>
      <text:h text:style-name="Heading_20_2" text:outline-level="2">&lt;post-condition 1&gt;</text:h>
      <text:h text:style-name="Heading_20_1" text:outline-level="1">Special Requirements</text:h>
      <text:p text:style-name="Text_20_body">&lt;special requirement 1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name-complex="Arial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6.0854in" fo:margin-left="-0.0799in" table:align="left" style:writing-mode="lr-tb"/>
    </style:style>
    <style:style style:name="Tabela2.A" style:family="table-column">
      <style:table-column-properties style:column-width="4.4299in"/>
    </style:style>
    <style:style style:name="Tabela2.B" style:family="table-column">
      <style:table-column-properties style:column-width="1.6556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&lt;project&gt;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Use-case Specification: </text:span><text:span text:style-name="MT1"><text:title>&lt;use-case name&gt;</text:title></text:span><text:span text:style-name="MT1"> </text:span></text:p>
            </table:table-cell>
            <table:table-cell table:style-name="Tabela2.B1" office:value-type="string">
              <text:p text:style-name="MP1"><text:s text:c="2"/>Date: <text:s/>&lt;dd/mmm/yy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use-case name&gt;</dc:title>
    <dc:subject>&lt;project&gt;</dc:subject>
    <meta:creation-date>2023-04-12T16:20:20.01</meta:creation-date>
    <dc:creator>uschsi</dc:creator>
    <dc:date>2007-07-17T16:00:00</dc:date>
    <meta:editing-cycles>2</meta:editing-cycles>
    <meta:editing-duration>P15824DT17H31M44S</meta:editing-duration>
    <meta:document-statistic meta:table-count="2" meta:image-count="0" meta:object-count="0" meta:page-count="1" meta:paragraph-count="36" meta:word-count="144" meta:character-count="771"/>
    <meta:generator>OpenOffice/4.1.13$Win32 OpenOffice.org_project/4113m1$Build-9810</meta:generator>
  </office:meta>
</office:document-meta>
</file>